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F5000004266FD1F1A7.jpg" manifest:media-type="image/jpeg"/>
  <manifest:file-entry manifest:full-path="Pictures/10000000000002DC0000058E0ECA025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width="0.051cm" svg:stroke-color="#b2b2b2" draw:marker-start-width="0.356cm" draw:marker-end-width="0.35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233cm"/>
    </style:style>
    <style:style style:name="gr4" style:family="graphic" style:parent-style-name="standard">
      <style:graphic-properties draw:stroke="none" svg:stroke-color="#000000" draw:fill="none" draw:fill-color="#ffffff" fo:min-height="1.745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1.028cm" fo:min-width="1.9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7" style:family="graphic" style:parent-style-name="standard">
      <style:graphic-properties svg:stroke-width="0.051cm" svg:stroke-color="#b2b2b2" draw:marker-start-width="0.356cm" draw:marker-end-width="0.356cm" draw:fill="none" draw:fill-color="#ffffff" draw:textarea-horizontal-align="justify" draw:textarea-vertical-align="middle" draw:auto-grow-height="false" fo:min-height="13.237cm" fo:min-width="17.559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standard">
      <style:graphic-properties svg:stroke-width="0.051cm" svg:stroke-color="#66ff00" draw:marker-start="Square" draw:marker-start-width="0.355cm" draw:marker-end-width="0.355cm" draw:fill-color="#ffffff" draw:textarea-horizontal-align="justify" draw:textarea-vertical-align="middle" draw:auto-grow-height="false" fo:min-height="0.462cm" fo:min-width="4.276cm" fo:padding-top="0.15cm" fo:padding-bottom="0.15cm" fo:padding-left="0.275cm" fo:padding-right="0.275cm" fo:wrap-option="no-wrap"/>
    </style:style>
    <style:style style:name="gr10" style:family="graphic" style:parent-style-name="standard">
      <style:graphic-properties draw:stroke="solid" draw:stroke-dash="Ultrafine_20_Dashed" svg:stroke-width="0.051cm" svg:stroke-color="#99ff33" draw:marker-start="Square" draw:marker-start-width="0.279cm" draw:marker-end-width="0.279cm" draw:fill="solid" draw:fill-color="#ffffff" draw:textarea-horizontal-align="justify" draw:textarea-vertical-align="middle" draw:auto-grow-height="false" fo:min-height="0.46cm" fo:min-width="3.766cm" fo:padding-top="0.151cm" fo:padding-bottom="0.151cm" fo:padding-left="0.276cm" fo:padding-right="0.276cm" fo:wrap-option="no-wrap"/>
    </style:style>
    <style:style style:name="gr11" style:family="graphic" style:parent-style-name="standard">
      <style:graphic-properties draw:stroke="solid" draw:stroke-dash="Ultrafine_20_Dashed" svg:stroke-width="0.051cm" svg:stroke-color="#99ff33" draw:marker-start="Square" draw:marker-start-width="0.279cm" draw:marker-end-width="0.279cm" draw:fill="solid" draw:fill-color="#ffffff" draw:textarea-horizontal-align="justify" draw:textarea-vertical-align="middle" draw:auto-grow-height="false" fo:min-height="0.46cm" fo:min-width="4.147cm" fo:padding-top="0.151cm" fo:padding-bottom="0.151cm" fo:padding-left="0.276cm" fo:padding-right="0.276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3pt" style:font-size-asian="13pt" style:font-size-complex="13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>
      <loext:graphic-properties draw:fill="solid" draw:fill-color="#ffffff"/>
      <style:paragraph-properties fo:text-align="center"/>
      <style:text-properties fo:color="#000000" style:font-name="Liberation Sans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color="#000000" style:font-name="Liberation Sans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19cm" svg:height="12.038cm" svg:x="12.884cm" svg:y="5.091cm">
          <draw:image xlink:href="Pictures/10000000000002DC0000058E0ECA025B.jpg" xlink:type="simple" xlink:show="embed" xlink:actuate="onLoad">
            <text:p/>
          </draw:image>
        </draw:frame>
        <draw:frame draw:style-name="gr2" draw:text-style-name="P1" draw:layer="layout" svg:width="10.741cm" svg:height="8.995cm" svg:x="1.635cm" svg:y="6.864cm">
          <draw:image xlink:href="Pictures/10000000000004F5000004266FD1F1A7.jpg" xlink:type="simple" xlink:show="embed" xlink:actuate="onLoad">
            <text:p/>
          </draw:image>
        </draw:frame>
        <draw:frame draw:style-name="gr3" draw:text-style-name="P2" draw:layer="layout" svg:width="3.937cm" svg:height="1.483cm" svg:x="5.445cm" svg:y="12.176cm">
          <draw:text-box>
            <text:p><text:span text:style-name="T1">when</text:span><text:span text:style-name="T2"> coin /</text:span></text:p>
            <text:p><text:span text:style-name="T3">!</text:span><text:span text:style-name="T2"> selectCoffee </text:span></text:p>
          </draw:text-box>
        </draw:frame>
        <draw:frame draw:style-name="gr4" draw:text-style-name="P2" draw:layer="layout" svg:width="5.079cm" svg:height="1.995cm" svg:x="5.446cm" svg:y="8.877cm">
          <draw:text-box>
            <text:p><text:span text:style-name="T1">when</text:span><text:span text:style-name="T2"> releaseCoffee /</text:span></text:p>
            <text:p><text:span text:style-name="T4">doLocked</text:span><text:span text:style-name="T2"> </text:span></text:p>
          </draw:text-box>
        </draw:frame>
        <draw:custom-shape draw:style-name="gr5" draw:text-style-name="P3" draw:layer="layout" svg:width="2.413cm" svg:height="1.278cm" svg:x="5.826cm" svg:y="6.86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4" draw:layer="layout" svg:width="3.656cm" svg:height="1.089cm" svg:x="5.318cm" svg:y="6.969cm">
          <draw:text-box>
            <text:p><text:span text:style-name="T5">CoffeeCoin</text:span></text:p>
          </draw:text-box>
        </draw:frame>
        <draw:custom-shape draw:style-name="gr7" draw:text-style-name="P5" draw:layer="layout" svg:width="18.161cm" svg:height="13.589cm" svg:x="1.181cm" svg:y="3.667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6.868cm" svg:height="1.673cm" svg:x="8.356cm" svg:y="3.772cm">
          <draw:text-box>
            <text:p>CoffeeMachine</text:p>
          </draw:text-box>
        </draw:frame>
        <draw:custom-shape draw:style-name="gr9" draw:text-style-name="P8" draw:layer="layout" svg:width="4.826cm" svg:height="0.762cm" svg:x="8.747cm" svg:y="6.588cm">
          <text:p text:style-name="P7"><text:span text:style-name="T6">selectCoffee:executeIt</text:span></text:p>
          <draw:enhanced-geometry svg:viewBox="0 0 21600 21600" draw:mirror-horizontal="true" draw:type="line-callout-2" draw:modifiers="-3400.87010565569 66781.6513761468 -3271.1000621504 15145.4783748362 -1114.23244251088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9" draw:layer="layout" svg:width="4.318cm" svg:height="0.762cm" svg:x="2.426cm" svg:y="13.46cm">
          <text:p text:style-name="P7"><text:span text:style-name="T7">selectCoffee:occurs</text:span></text:p>
          <draw:enhanced-geometry svg:viewBox="0 0 21600 21600" draw:mirror-horizontal="false" draw:type="line-callout-2" draw:modifiers="3570.8265802269 51069.9868938401 -1080.25005788377 50249.0170380079 -1225.28363047002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1" draw:text-style-name="P9" draw:layer="layout" svg:width="4.699cm" svg:height="0.762cm" svg:x="5.826cm" svg:y="16.113cm">
          <text:p text:style-name="P7"><text:span text:style-name="T7">releaseCoffee:occurs</text:span></text:p>
          <draw:enhanced-geometry svg:viewBox="0 0 21600 21600" draw:mirror-horizontal="false" draw:type="line-callout-2" draw:modifiers="886.978723404255 -24034.6002621232 -1140.26394998842 -24317.6933158584 -1121.36170212766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" draw:text-style-name="P8" draw:layer="layout" svg:width="4.826cm" svg:height="0.762cm" svg:x="12.049cm" svg:y="14.335cm">
          <text:p text:style-name="P7"><text:span text:style-name="T6">releaseCoffee:executeIt</text:span></text:p>
          <draw:enhanced-geometry svg:viewBox="0 0 21600 21600" draw:mirror-horizontal="true" draw:type="line-callout-2" draw:modifiers="-3324.79801118707 -28026.2123197903 -3271.1000621504 15145.4783748362 -1114.23244251088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vara </meta:initial-creator>
    <meta:creation-date>2015-10-12T12:02:10.372670693</meta:creation-date>
    <dc:date>2015-10-28T17:36:34.147363712</dc:date>
    <dc:creator>mvara </dc:creator>
    <meta:editing-duration>PT1H17M20S</meta:editing-duration>
    <meta:editing-cycles>7</meta:editing-cycles>
    <meta:generator>LibreOffice/4.4.3.2$Linux_X86_64 LibreOffice_project/40m0$Build-2</meta:generator>
    <meta:document-statistic meta:object-count="12"/>
  </office:meta>
</office:document-meta>
</file>